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Arial4" svg:font-family="Arial" style:font-family-generic="swiss"/>
    <style:font-face style:name="Arial" svg:font-family="Arial" style:font-family-generic="roman" style:font-pitch="variable"/>
    <style:font-face style:name="Arial1"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text-properties fo:font-size="18pt" fo:font-weight="bold" style:font-size-asian="18pt" style:font-weight-asian="bold" style:font-size-complex="18pt"/>
    </style:style>
    <style:style style:name="P2" style:family="paragraph" style:parent-style-name="Standard">
      <style:text-properties fo:color="#980000" fo:font-size="14pt" fo:font-weight="bold" style:font-size-asian="14pt" style:font-weight-asian="bold" style:font-size-complex="14pt"/>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1">
      <style:paragraph-properties fo:margin-left="1in" fo:margin-right="0in" fo:text-indent="-0.25in" style:auto-text-indent="false"/>
    </style:style>
    <style:style style:name="P6" style:family="paragraph" style:parent-style-name="Standard" style:list-style-name="WWNum1">
      <style:paragraph-properties fo:margin-left="1in" fo:margin-right="0in" fo:text-indent="-0.25in" style:auto-text-indent="false"/>
      <style:text-properties fo:font-variant="normal" fo:text-transform="none" fo:color="#000000" style:text-line-through-style="none" style:font-name="Arial2" fo:font-size="10.5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oposal</text:p>
      <text:p text:style-name="Standard">Kaylynn Crawford</text:p>
      <text:p text:style-name="Standard"/>
      <text:p text:style-name="P2">Goal</text:p>
      <text:p text:style-name="Standard">Use Smith’s energy data to show what areas use the most electricity, and when. Users will be able to display electricity usage for groups of buildings (quad, academic) or buildings individually, and use a slider to compare changes over time. This will help us to understand energy patterns for campus, and will hopefully reveal areas that could be optimized. <text:s/></text:p>
      <text:p text:style-name="Standard"/>
      <text:p text:style-name="P2">Functionality</text:p>
      <text:list xml:id="list8894712888279974253" text:style-name="WWNum2">
        <text:list-item>
          <text:p text:style-name="P3">Graph (probably a bar chart) showing buildings or groups of buildings electricity usage at a set time</text:p>
        </text:list-item>
        <text:list-item>
          <text:p text:style-name="P3">Users will be able to select buildings by groups or individually </text:p>
        </text:list-item>
        <text:list-item>
          <text:p text:style-name="P3">Slider at the bottom which lets user change the time and see how electricity usage changes</text:p>
        </text:list-item>
        <text:list-item>
          <text:p text:style-name="P3">The interactive slider will help users easily visualize the changes over time</text:p>
        </text:list-item>
        <text:list-item>
          <text:p text:style-name="P3">Users can select the range for the slider to see changes over one day, month, year, or all time</text:p>
        </text:list-item>
      </text:list>
      <text:p text:style-name="Standard"/>
      <text:p text:style-name="P2">Development</text:p>
      <text:list xml:id="list5874224343028946067" text:style-name="WWNum1">
        <text:list-item>
          <text:p text:style-name="P4">Scrum 1</text:p>
          <text:list>
            <text:list-item>
              <text:p text:style-name="P5">Ability to graph electricity usage in buildings or groups of buildings in canvas</text:p>
            </text:list-item>
          </text:list>
        </text:list-item>
        <text:list-item>
          <text:p text:style-name="P4">Scrum 2</text:p>
          <text:list>
            <text:list-item>
              <text:p text:style-name="P5">Interactive time slider which changes the data displayed appropriately</text:p>
            </text:list-item>
            <text:list-item>
              <text:p text:style-name="P5">Ability to select buildings or groups of buildings to display</text:p>
            </text:list-item>
          </text:list>
        </text:list-item>
        <text:list-item>
          <text:p text:style-name="P4">Scrum 3</text:p>
          <text:list>
            <text:list-item>
              <text:p text:style-name="P5">Smooth transitions through time to achieve a nice effect </text:p>
            </text:list-item>
            <text:list-item>
              <text:p text:style-name="P5">Polishing up the code, documentation </text:p>
            </text:list-item>
            <text:list-item>
              <text:p text:style-name="P5">Finishing stylistic touches on the interface and visualization </text:p>
            </text:list-item>
            <text:list-item>
              <text:p text:style-name="P5">Ensuring compatibility across devices and browsers </text:p>
            </text:list-item>
          </text:list>
        </text:list-item>
        <text:list-item>
          <text:p text:style-name="P4">Reach goals/ideas</text:p>
          <text:list>
            <text:list-item>
              <text:p text:style-name="P5">Allow users to select areas/buildings by clicking on a map</text:p>
            </text:list-item>
            <text:list-item>
              <text:p text:style-name="P5">Visualize data other than energy: heat, water, steam, gas</text:p>
            </text:list-item>
            <text:list-item>
              <text:p text:style-name="P6"><text:bookmark text:name="docs-internal-guid-6e53a743-b514-bbed-1b7a-4fe8ffcd3f17"/>Two finger zoom to turn groups of buildings into individual buildings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Arial4" svg:font-family="Arial" style:font-family-generic="swiss"/>
    <style:font-face style:name="Arial" svg:font-family="Arial" style:font-family-generic="roman" style:font-pitch="variable"/>
    <style:font-face style:name="Arial1"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3" style:font-size-asian="15pt" style:font-style-asian="normal" style:font-name-complex="Arial3" style:font-size-complex="15pt" style:font-style-complex="italic"/>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11-10T15:34:32.51</dc:date>
    <dc:creator>Kaylynn Crawford</dc:creator>
    <meta:generator>OpenOffice/4.1.1$Win32 OpenOffice.org_project/411m6$Build-9775</meta:generator>
    <meta:document-statistic meta:table-count="0" meta:image-count="0" meta:object-count="0" meta:page-count="1" meta:paragraph-count="25" meta:word-count="258" meta:character-count="1509"/>
    <meta:editing-duration>PT20M1S</meta:editing-duration>
    <meta:editing-cycles>1</meta:editing-cycles>
  </office:meta>
</office:document-meta>
</file>